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entTools and CSS</text:h>
      <text:p text:style-name="Standard">EventTools generates plain HTML. <text:s/>Formatting is done via Cascading Style Sheets (CSS) only, not in the EventTools PHP code.</text:p>
      <text:p text:style-name="Standard"/>
      <text:p text:style-name="Standard">This note describes conventions in the EventTools HTML that can be useful when defining CSS to do desired formatting.</text:p>
      <text:p text:style-name="Standard"/>
      <text:p text:style-name="Standard">The best way to understand the HTML that EvenTools is generating is to look at the HTML using “Display Page Source” in your browser.</text:p>
      <text:h text:style-name="Heading_20_2" text:outline-level="2">Design Goals</text:h>
      <text:list xml:id="list8167640640534420083" text:style-name="L1">
        <text:list-item>
          <text:p text:style-name="P1">EventTools output should co-exist with other structures on HTML pages. <text:s/>Since EventTools doesn't generate pages, but rather pieces to put inside other pages, this allows you to format EventTools output separately from the rest of the page.</text:p>
        </text:list-item>
      </text:list>
      <text:p text:style-name="Standard"/>
      <text:list xml:id="list191722906" text:continue-numbering="true" text:style-name="L1">
        <text:list-item>
          <text:p text:style-name="P1">You might want to have multiple EventTools tables on the same page, formatted differently. This can be done via local CSS, but we want to enable a more global approach through a naming structure.</text:p>
        </text:list-item>
      </text:list>
      <text:h text:style-name="Heading_20_2" text:outline-level="2">EventTools CSS naming structure</text:h>
      <text:p text:style-name="Standard">EventTools gives names to many elements in it's output. The convention matches up with the design goal:</text:p>
      <text:list xml:id="list1881968024601951084" text:style-name="L2">
        <text:list-item>
          <text:p text:style-name="P2">Event name starts with “et-” to distinguish EventTools-specific ones from everything else</text:p>
        </text:list-item>
        <text:list-item>
          <text:p text:style-name="P2">The 2<text:span text:style-name="T1">nd</text:span> element is an abbreviation for the routine which wrote the table</text:p>
        </text:list-item>
        <text:list-item>
          <text:p text:style-name="P2">The 3<text:span text:style-name="T1">rd</text:span> is the type</text:p>
        </text:list-item>
        <text:list-item>
          <text:p text:style-name="P2">The 4<text:span text:style-name="T1">th</text:span> is an element identifier.</text:p>
        </text:list-item>
      </text:list>
      <text:p text:style-name="Standard"/>
      <text:h text:style-name="Heading_20_3" text:outline-level="3">Example: A column in a table</text:h>
      <text:p text:style-name="Standard"><text:tab/>et-faobd-co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ol” means this is a column element</text:p>
      <text:p text:style-name="Standard"><text:tab/>“owner” is the specific column. Some are named and some are numbered, depending on expected use.</text:p>
      <text:p text:style-name="Standard"/>
      <text:h text:style-name="Heading_20_3" text:outline-level="3">Example: A particular cell class</text:h>
      <text:p text:style-name="Standard"><text:tab/>et-faobd-cel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ell” means this is a column element</text:p>
      <text:p text:style-name="Standard"><text:tab/>“owner” is the specific column</text:p>
      <text:p text:style-name="Standard"/>
      <text:p text:style-name="Standard"/>
      <text:p text:style-name="Standard"/>
      <text:h text:style-name="Heading_20_2" text:outline-level="2"><text:soft-page-break/>Element Conventions</text:h>
      <text:p text:style-name="Standard">Note that not all HTML output fully conforms to this yet; we're working it!</text:p>
      <text:h text:style-name="Heading_20_4" text:outline-level="4">Table structure:</text:h>
      <text:p text:style-name="Standard"><text:tab/>In addition to the &lt;table&gt; tag, we provide &lt;thead&gt;, &lt;tbody&gt; and &lt;tfoot&gt; tags in case you want to provide e.g. scrolling support with fixed header and footer.</text:p>
      <text:h text:style-name="Heading_20_4" text:outline-level="4">Columns:</text:h>
      <text:p text:style-name="Standard"><text:tab/>Neither “display” nor “visibility seem to make a column go away. </text:p>
      <text:p text:style-name="Standard"/>
      <text:p text:style-name="Standard"><text:tab/>The first of these lines works; the next two don't:</text:p>
      <text:p text:style-name="Standard"><text:s/><text:tab/><text:tab/> <text:s text:c="2"/>.et-faobd-col-3 { background: #808080; }</text:p>
      <text:p text:style-name="Standard"/>
      <text:p text:style-name="Standard"><text:s/><text:tab/><text:tab/> <text:s text:c="2"/>.et-faobd-col-3 { display: none; }</text:p>
      <text:p text:style-name="Standard"/>
      <text:p text:style-name="Standard"><text:tab/><text:tab/> <text:s text:c="2"/>.et-faobd-col-3 { visibility: collapse; }</text:p>
      <text:p text:style-name="Standard"/>
      <text:p text:style-name="Standard"><text:tab/>To fix this, we provide spans on the elements: <text:s/>et-faobd-th-3 and et-faobd-td-3, so you can turn off a column with:</text:p>
      <text:p text:style-name="Standard"/>
      <text:p text:style-name="Standard"><text:tab/><text:tab/>.et-faobd-th-4 { display: none; }</text:p>
      <text:p text:style-name="Standard"><text:tab/><text:tab/>.et-faobd-td-4 { display: none; }</text:p>
      <text:p text:style-name="Standard"/>
      <text:p text:style-name="Standard">Remember the general CSS rule: any style on a row or cell overrules a column style. </text:p>
      <text:h text:style-name="Heading_20_4" text:outline-level="4">Rows:</text:h>
      <text:p text:style-name="Standard"><text:tab/>We provide CSS support for coloring rows alternately via:</text:p>
      <text:p text:style-name="Standard"><text:tab/><text:tab/>&lt;tr class=et-faobd-th"&gt; (for the heading)</text:p>
      <text:p text:style-name="Standard"><text:tab/><text:tab/>&lt;tr&gt;</text:p>
      <text:p text:style-name="Standard"><text:tab/><text:tab/>&lt;tr class="altrow"&gt;</text:p>
      <text:p text:style-name="Standard"><text:tab/><text:tab/>&lt;tr&gt;</text:p>
      <text:p text:style-name="Standard"><text:tab/>so you can e.g. apply colors to alternating rows.</text:p>
      <text:p text:style-name="Standard"/>
      <text:h text:style-name="Heading_20_4" text:outline-level="4">Cells:</text:h>
      <text:p text:style-name="Standard">Note: Spans within a cell don't change the visibility of the cell; those outside do.</text:p>
      <text:p text:style-name="Standard"/>
      <text:p text:style-name="Standard">Sometimes you want to color by status, etc. <text:s/>We therefore provide (for cells where that's useful) spans like:</text:p>
      <text:p text:style-name="Standard"><text:tab/><text:tab/>&lt;span class="et-faobd-session-status-60"&gt;</text:p>
      <text:p text:style-name="Standard"><text:tab/>inside the cell itself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4-12-13T13:47:29</meta:creation-date>
    <dc:date>2014-12-15T06:49:42</dc:date>
    <dc:creator>Bob Jacobsen</dc:creator>
    <meta:editing-duration>PT4H9M34S</meta:editing-duration>
    <meta:editing-cycles>19</meta:editing-cycles>
    <meta:generator>OpenOffice/4.1.0$Unix OpenOffice.org_project/410m18$Build-9764</meta:generator>
    <meta:printed-by>Bob Jacobsen</meta:printed-by>
    <meta:print-date>2014-12-13T17:53:51</meta:print-date>
    <meta:document-statistic meta:table-count="0" meta:image-count="0" meta:object-count="0" meta:page-count="2" meta:paragraph-count="51" meta:word-count="469" meta:character-count="2932"/>
  </office:meta>
</office:document-meta>
</file>